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  <style:font-face style:name="游ゴシック" svg:font-family="游ゴシック"/>
    <style:font-face style:name="游ゴシック Light" svg:font-family="'游ゴシック Light'"/>
    <style:font-face style:name="游ゴシック Light1" svg:font-family="'游ゴシック Light'" style:font-pitch="variable"/>
    <style:font-face style:name="游ゴシック1" svg:font-family="游ゴシック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325490" draw:stroke-linejoin="miter" svg:stroke-linecap="butt" draw:fill="solid" draw:fill-color="#e2f0d9" draw:textarea-vertical-align="middle" draw:auto-grow-height="false" draw:fit-to-size="false" style:shrink-to-fit="false" fo:min-height="2.945cm" fo:min-width="5.20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0.37cm" fo:min-width="0.17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4.22cm" fo:min-width="7.31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0000" draw:textarea-vertical-align="middle" draw:auto-grow-height="false" draw:fit-to-size="false" style:shrink-to-fit="false" fo:min-height="0.37cm" fo:min-width="0.179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4.22cm" fo:min-width="4.201cm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13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14" style:family="graphic" style:parent-style-name="objectwithoutfill">
      <style:graphic-properties svg:stroke-width="0.3cm" svg:stroke-color="#f10d0c" draw:marker-start-width="0.65cm" draw:marker-end-width="0.65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325490" draw:stroke-linejoin="miter" svg:stroke-linecap="butt" draw:fill="solid" draw:fill-color="#e2f0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svg:stroke-linecap="butt" draw:fill="solid" draw:fill-color="#fbe5d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325490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dash" draw:stroke-dash="Double_20_Dash" svg:stroke-width="0.018cm" svg:stroke-color="#4472c4" draw:marker-end="msArrowEnd_20_9" draw:marker-end-width="0.3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width="0.018cm" svg:stroke-color="#4472c4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18cm" svg:stroke-color="#4472c4" draw:marker-start="msArrowEnd_20_5" draw:marker-start-width="0.21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6.784cm" fo:min-width="20.888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325490" draw:stroke-linejoin="miter" svg:stroke-linecap="butt" draw:fill="solid" draw:fill-color="#fbe5d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solid" svg:stroke-width="0.035cm" svg:stroke-color="#325490" draw:stroke-linejoin="miter" svg:stroke-linecap="butt" draw:fill="solid" draw:fill-color="#fbe5d6" draw:textarea-vertical-align="middle" draw:auto-grow-height="false" draw:fit-to-size="false" style:shrink-to-fit="false" fo:min-height="3.086cm" fo:min-width="4.698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dash" draw:stroke-dash="Double_20_Dash" svg:stroke-width="0.018cm" svg:stroke-color="#4472c4" draw:marker-end="msArrowEnd_20_9" draw:marker-end-width="0.35cm" draw:marker-end-center="false" draw:stroke-linejoin="miter" svg:stroke-linecap="butt" draw:fill="none" draw:textarea-vertical-align="top" draw:auto-grow-height="false" fo:min-height="11.928cm" fo:min-width="5.164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018cm" svg:stroke-color="#4472c4" draw:stroke-linejoin="miter" svg:stroke-linecap="butt" draw:fill="none" draw:textarea-vertical-align="top" draw:auto-grow-height="false" fo:min-height="0.432cm" fo:min-width="2.785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1.156cm" fo:min-width="3.344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>
      <style:graphic-properties draw:stroke="solid" svg:stroke-width="0.035cm" svg:stroke-color="#325490" draw:stroke-linejoin="miter" svg:stroke-linecap="butt" draw:fill="solid" draw:fill-color="#fbe5d6" draw:textarea-vertical-align="middle" draw:auto-grow-height="false" draw:fit-to-size="false" style:shrink-to-fit="false" fo:min-height="2.907cm" fo:min-width="4.698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35cm" svg:stroke-color="#325490" draw:stroke-linejoin="miter" svg:stroke-linecap="butt" draw:fill="solid" draw:fill-color="#dae3f3" draw:textarea-vertical-align="middle" draw:auto-grow-height="false" draw:fit-to-size="false" style:shrink-to-fit="false" fo:min-height="6.784cm" fo:min-width="20.901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35cm" svg:stroke-color="#325490" draw:stroke-linejoin="miter" svg:stroke-linecap="butt" draw:fill="solid" draw:fill-color="#e2f0d9" draw:textarea-vertical-align="middle" draw:auto-grow-height="false" draw:fit-to-size="false" style:shrink-to-fit="false" fo:min-height="2.945cm" fo:min-width="6.559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35cm" svg:stroke-color="#325490" draw:stroke-linejoin="miter" svg:stroke-linecap="butt" draw:fill="solid" draw:fill-color="#fbe5d6" draw:textarea-vertical-align="middle" draw:auto-grow-height="false" draw:fit-to-size="false" style:shrink-to-fit="false" fo:min-height="1.876cm" fo:min-width="4.698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37cm" fo:min-width="0.179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dash" draw:stroke-dash="Double_20_Dash" svg:stroke-width="0.018cm" svg:stroke-color="#4472c4" draw:marker-end="msArrowEnd_20_9" draw:marker-end-width="0.35cm" draw:marker-end-center="false" draw:stroke-linejoin="miter" svg:stroke-linecap="butt" draw:fill="none" draw:textarea-vertical-align="top" draw:auto-grow-height="false" fo:min-height="0cm" fo:min-width="1.457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35cm" svg:stroke-color="#325490" draw:stroke-linejoin="miter" svg:stroke-linecap="butt" draw:fill="solid" draw:fill-color="#ffffff" draw:textarea-vertical-align="middle" draw:auto-grow-height="false" draw:fit-to-size="false" style:shrink-to-fit="false" fo:min-height="0.828cm" fo:min-width="3.38cm" fo:padding-top="0.125cm" fo:padding-bottom="0.125cm" fo:padding-left="0.25cm" fo:padding-right="0.25cm" fo:wrap-option="wrap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タイトル_20_スライド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タイトル_20_スライド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タイトル_20_スライド-notes">
      <style:graphic-properties draw:fill-color="#ffffff" fo:min-height="13.364cm"/>
      <style:paragraph-properties style:writing-mode="lr-tb"/>
    </style:style>
    <style:style style:name="pr4" style:family="presentation" style:parent-style-name="タイトルの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タイトルのみ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游ゴシック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e2f0d9"/>
      <style:paragraph-properties fo:text-align="center" style:font-independent-line-spacing="true"/>
      <style:text-properties fo:font-size="18pt"/>
    </style:style>
    <style:style style:name="P6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dae3f3"/>
      <style:paragraph-properties fo:text-align="center" style:font-independent-line-spacing="true"/>
      <style:text-properties fo:font-size="18pt"/>
    </style:style>
    <style:style style:name="P11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-color="#ffffff"/>
      <style:paragraph-properties style:writing-mode="lr-tb"/>
      <style:text-properties style:font-size-asian="20pt"/>
    </style:style>
    <style:style style:name="P18" style:family="paragraph">
      <loext:graphic-properties draw:fill="solid" draw:fill-color="#fbe5d6"/>
      <style:paragraph-properties fo:text-align="center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游ゴシック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游ゴシック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游ゴシック" fo:font-size="18pt" fo:letter-spacing="normal" fo:language="en" fo:country="US" fo:font-style="normal" style:text-underline-style="none" fo:font-weight="normal" fo:background-color="transparent" style:font-size-asian="18pt" style:language-asian="ja" style:country-asian="JP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s&#10;for Blog articles" draw:style-name="dp1" draw:master-page-name="タイトル_20_スライド" presentation:presentation-page-layout-name="AL1T0">
        <draw:frame draw:name="タイトル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Figures</text:span><text:span text:style-name="T1"><text:line-break/></text:span><text:span text:style-name="T1">for Blog articles</text:span></text:p>
          </draw:text-box>
        </draw:frame>
        <draw:frame draw:name="字幕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のみ" presentation:presentation-page-layout-name="AL2T19">
        <draw:g>
          <draw:custom-shape draw:name="正方形/長方形 16" draw:style-name="gr2" draw:text-style-name="P5" draw:layer="layout" svg:width="5.702cm" svg:height="3.194cm" svg:x="19.098cm" svg:y="8.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1" draw:style-name="gr3" draw:text-style-name="P6" draw:layer="layout" svg:width="0.678cm" svg:height="0.619cm" svg:x="21.53cm" svg:y="11.6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正方形/長方形 16" draw:style-name="gr2" draw:text-style-name="P5" draw:layer="layout" svg:width="5.702cm" svg:height="3.194cm" svg:x="18.098cm" svg:y="8.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1" draw:style-name="gr3" draw:text-style-name="P6" draw:layer="layout" svg:width="0.678cm" svg:height="0.619cm" svg:x="20.53cm" svg:y="11.2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タイトル 3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Evaluation model</text:span></text:p>
          </draw:text-box>
        </draw:frame>
        <draw:line draw:name="直線コネクタ 7" draw:style-name="gr4" draw:text-style-name="P9" draw:layer="layout" svg:x1="4.873cm" svg:y1="17.543cm" svg:x2="26.64cm" svg:y2="17.544cm">
          <text:p/>
        </draw:line>
        <draw:custom-shape draw:name="正方形/長方形 11" draw:style-name="gr5" draw:text-style-name="P10" draw:layer="layout" svg:width="7.811cm" svg:height="4.469cm" svg:x="17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8" draw:style-name="gr6" draw:text-style-name="P11" draw:layer="layout" svg:width="0.678cm" svg:height="0.619cm" svg:x="20.733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正方形/長方形 16" draw:style-name="gr2" draw:text-style-name="P5" draw:layer="layout" svg:width="5.702cm" svg:height="3.194cm" svg:x="16.998cm" svg:y="7.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1" draw:style-name="gr3" draw:text-style-name="P6" draw:layer="layout" svg:width="0.678cm" svg:height="0.619cm" svg:x="19.43cm" svg:y="10.82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直線コネクタ 8" draw:style-name="gr4" draw:text-style-name="P9" draw:layer="layout" svg:x1="21.073cm" svg:y1="16.969cm" svg:x2="21.073cm" svg:y2="17.277cm">
          <text:p/>
        </draw:line>
        <draw:custom-shape draw:name="テキスト ボックス 10" draw:style-name="gr7" draw:text-style-name="P13" draw:layer="layout" svg:width="3.528cm" svg:height="1.011cm" svg:x="18.172cm" svg:y="9.8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8" draw:text-style-name="P13" draw:layer="layout" svg:width="2.923cm" svg:height="1.011cm" svg:x="21.4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9" draw:text-style-name="P13" draw:layer="layout" svg:width="2.834cm" svg:height="1.011cm" svg:x="17cm" svg:y="12.5cm">
          <text:p text:style-name="P12"><text:span text:style-name="T3">EC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" draw:style-name="gr10" draw:text-style-name="P13" draw:layer="layout" svg:width="3.69cm" svg:height="1.011cm" svg:x="17.08cm" svg:y="7.984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3" draw:style-name="gr11" draw:text-style-name="P10" draw:layer="layout" svg:width="4.7cm" svg:height="4.469cm" svg:x="5.3cm" svg:y="12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2" draw:text-style-name="P14" draw:layer="layout" svg:width="10.499cm" svg:height="2.965cm" svg:x="9cm" svg:y="11.534cm" svg:viewBox="0 0 10500 2966" svg:d="M0 2966c10500 0 10500 0 10500 0v-2966">
          <text:p/>
        </draw:path>
        <draw:path draw:style-name="gr13" draw:text-style-name="P14" draw:layer="layout" svg:width="3.23cm" svg:height="8.999cm" draw:transform="rotate (-1.5707963267949) translate (20cm 11.534cm)" svg:viewBox="0 0 3231 9000" svg:d="M0 0c3231 0 3231 0 3231 0v9000">
          <text:p/>
        </draw:path>
        <draw:polyline draw:style-name="gr14" draw:text-style-name="P14" draw:layer="layout" svg:width="14.509cm" svg:height="3.443cm" draw:transform="skewX (0.00261799387799149) rotate (0.00558505360638186) translate (7.48985571400613cm 12.3230407763056cm)" svg:viewBox="0 0 14510 3444" draw:points="0,3419 14500,3444 14510,0">
          <text:p/>
        </draw:polyline>
        <draw:ellipse draw:style-name="gr15" draw:text-style-name="P15" draw:layer="layout" svg:width="1.5cm" svg:height="2.5cm" svg:x="12.5cm" svg:y="13.9cm" draw:kind="arc" draw:start-angle="223.97" draw:end-angle="132.19">
          <text:p/>
        </draw:ellipse>
        <draw:frame draw:style-name="gr16" draw:text-style-name="P16" draw:layer="layout" svg:width="5.7cm" svg:height="1.505cm" svg:x="10.8cm" svg:y="16.3cm">
          <draw:text-box>
            <text:p><text:span text:style-name="T4">Arbitrated by TSN</text:span></text:p>
          </draw:text-box>
        </draw:frame>
        <draw:frame draw:style-name="gr17" draw:text-style-name="P16" draw:layer="layout" svg:width="3cm" svg:height="0.878cm" svg:x="17.2cm" svg:y="13.6cm">
          <draw:text-box>
            <text:p><text:span text:style-name="T4">ingress</text:span></text:p>
          </draw:text-box>
        </draw:frame>
        <draw:frame draw:style-name="gr17" draw:text-style-name="P16" draw:layer="layout" svg:width="3cm" svg:height="0.878cm" svg:x="18.6cm" svg:y="14.6cm">
          <draw:text-box>
            <text:p><text:span text:style-name="T4">egress</text:span></text:p>
          </draw:text-box>
        </draw:frame>
        <draw:frame draw:style-name="gr16" draw:text-style-name="P16" draw:layer="layout" svg:width="6.4cm" svg:height="1.505cm" svg:x="2.7cm" svg:y="14.001cm">
          <draw:text-box>
            <text:p><text:span text:style-name="T4">Time-critical messages</text:span></text:p>
          </draw:text-box>
        </draw:frame>
        <draw:frame draw:style-name="gr16" draw:text-style-name="P16" draw:layer="layout" svg:width="5.3cm" svg:height="1.505cm" svg:x="2.7cm" svg:y="15.302cm">
          <draw:text-box>
            <text:p><text:span text:style-name="T4">Bulk data stream</text:span></text:p>
          </draw:text-box>
        </draw:frame>
        <draw:custom-shape draw:name="正方形/長方形 4" draw:style-name="gr6" draw:text-style-name="P11" draw:layer="layout" svg:width="0.678cm" svg:height="0.619cm" svg:x="7.233cm" svg:y="17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" draw:style-name="gr4" draw:text-style-name="P9" draw:layer="layout" svg:x1="7.573cm" svg:y1="16.978cm" svg:x2="7.573cm" svg:y2="17.286cm">
          <text:p/>
        </draw:line>
        <draw:custom-shape draw:name="テキスト ボックス 2" draw:style-name="gr18" draw:text-style-name="P13" draw:layer="layout" svg:width="5.2cm" svg:height="1.013cm" svg:x="5.3cm" svg:y="12.5cm">
          <text:p text:style-name="P12"><text:span text:style-name="T3">Devices/G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host + kernel bridge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Vhost + kernel bridge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19" draw:text-style-name="P10" draw:layer="layout" svg:width="15.948cm" svg:height="7.033cm" svg:x="8.863cm" svg:y="9.9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298cm" svg:y="5.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9" draw:style-name="gr21" draw:text-style-name="P6" draw:layer="layout" svg:width="5.202cm" svg:height="1.929cm" svg:x="18.42cm" svg:y="13.3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正方形/長方形 10" draw:style-name="gr22" draw:text-style-name="P18" draw:layer="layout" svg:width="5.197cm" svg:height="2.125cm" svg:x="10.426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23" draw:text-style-name="P11" draw:layer="layout" svg:width="0.678cm" svg:height="0.619cm" svg:x="20.733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20.711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21" draw:text-style-name="P6" draw:layer="layout" svg:width="0.678cm" svg:height="0.619cm" svg:x="20.684cm" svg:y="12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21.05cm" svg:y1="16.485cm" svg:x2="21.073cm" svg:y2="17.277cm">
          <text:p/>
        </draw:line>
        <draw:line draw:name="直線コネクタ 18" draw:style-name="gr4" draw:text-style-name="P9" draw:layer="layout" svg:x1="21.07cm" svg:y1="9.143cm" svg:x2="21.023cm" svg:y2="12.224cm">
          <text:p/>
        </draw:line>
        <draw:custom-shape draw:name="テキスト ボックス 32" draw:style-name="gr24" draw:text-style-name="P20" draw:layer="layout" svg:width="3.374cm" svg:height="1.775cm" svg:x="11.326cm" svg:y="6.873cm">
          <text:p text:style-name="P19"><text:span text:style-name="T3">Qemu</text:span></text:p>
          <text:p text:style-name="P19"><text:span text:style-name="T3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25" draw:text-style-name="P13" draw:layer="layout" svg:width="3.528cm" svg:height="1.011cm" svg:x="19.532cm" svg:y="7.237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5" draw:style-name="gr26" draw:text-style-name="P13" draw:layer="layout" svg:width="2.618cm" svg:height="1.011cm" svg:x="19.877cm" svg:y="13.814cm">
          <text:p text:style-name="P12"><text:span text:style-name="T3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27" draw:text-style-name="P13" draw:layer="layout" svg:width="1.879cm" svg:height="1.011cm" svg:x="21.403cm" svg:y="12.042cm">
          <text:p text:style-name="P12"><text:span text:style-name="T3">t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28" draw:text-style-name="P13" draw:layer="layout" svg:width="2.923cm" svg:height="1.011cm" svg:x="21.4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48" draw:style-name="gr29" draw:text-style-name="P9" draw:layer="layout" svg:width="2.185cm" svg:height="5.877cm" draw:transform="rotate (-1.5707963267949) translate (18.895cm 8.8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50" draw:style-name="gr30" draw:text-style-name="P13" draw:layer="layout" svg:width="2.834cm" svg:height="1.011cm" svg:x="8.863cm" svg:y="10.219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31" draw:text-style-name="P13" draw:layer="layout" svg:width="3.69cm" svg:height="1.011cm" svg:x="17.38cm" svg:y="5.684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56" draw:style-name="gr4" draw:text-style-name="P9" draw:layer="layout" svg:x1="21.023cm" svg:y1="12.845cm" svg:x2="21.021cm" svg:y2="13.378cm">
          <text:p/>
        </draw:line>
        <draw:line draw:name="直線コネクタ 60" draw:style-name="gr4" draw:text-style-name="P9" draw:layer="layout" svg:x1="21.021cm" svg:y1="15.309cm" svg:x2="21.05cm" svg:y2="15.865cm">
          <text:p/>
        </draw:lin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テキスト ボックス 33" draw:style-name="gr32" draw:text-style-name="P13" draw:layer="layout" svg:width="4.12cm" svg:height="1.011cm" svg:x="19.162cm" svg:y="10.524cm">
          <text:p text:style-name="P12"><text:span text:style-name="T3">vhost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XDP-based fast path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XDP-based fast path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19" draw:text-style-name="P10" draw:layer="layout" svg:width="15.948cm" svg:height="7.033cm" svg:x="8.863cm" svg:y="10.0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307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9" draw:style-name="gr21" draw:text-style-name="P6" draw:layer="layout" svg:width="5.202cm" svg:height="1.929cm" svg:x="12.943cm" svg:y="13.3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正方形/長方形 10" draw:style-name="gr22" draw:text-style-name="P18" draw:layer="layout" svg:width="5.197cm" svg:height="2.125cm" svg:x="10.426cm" svg:y="6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正方形/長方形 12" draw:style-name="gr23" draw:text-style-name="P11" draw:layer="layout" svg:width="0.678cm" svg:height="0.619cm" svg:x="20.682cm" svg:y="17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20.679cm" svg:y="15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21" draw:text-style-name="P6" draw:layer="layout" svg:width="0.678cm" svg:height="0.619cm" svg:x="20.68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21.018cm" svg:y1="16.564cm" svg:x2="21.018cm" svg:y2="17.277cm">
          <text:p/>
        </draw:line>
        <draw:line draw:name="直線コネクタ 18" draw:style-name="gr4" draw:text-style-name="P9" draw:layer="layout" svg:x1="21.07cm" svg:y1="9.143cm" svg:x2="21.023cm" svg:y2="11.989cm">
          <text:p/>
        </draw:line>
        <draw:custom-shape draw:name="テキスト ボックス 32" draw:style-name="gr33" draw:text-style-name="P20" draw:layer="layout" svg:width="3.215cm" svg:height="1.775cm" svg:x="11.485cm" svg:y="6.913cm">
          <text:p text:style-name="P19"><text:span text:style-name="T3">Qemu</text:span></text:p>
          <text:p text:style-name="P19"><text:span text:style-name="T3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3" draw:style-name="gr34" draw:text-style-name="P13" draw:layer="layout" svg:width="4.12cm" svg:height="1.011cm" svg:x="19.129cm" svg:y="10.501cm">
          <text:p text:style-name="P12"><text:span text:style-name="T3">vhost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35" draw:text-style-name="P13" draw:layer="layout" svg:width="3.528cm" svg:height="1.011cm" svg:x="19.532cm" svg:y="7.237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5" draw:style-name="gr36" draw:text-style-name="P13" draw:layer="layout" svg:width="2.618cm" svg:height="1.011cm" svg:x="14.363cm" svg:y="13.814cm">
          <text:p text:style-name="P12"><text:span text:style-name="T3">brid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37" draw:text-style-name="P13" draw:layer="layout" svg:width="1.879cm" svg:height="1.011cm" svg:x="21.403cm" svg:y="11.804cm">
          <text:p text:style-name="P12"><text:span text:style-name="T3">t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38" draw:text-style-name="P13" draw:layer="layout" svg:width="2.923cm" svg:height="1.011cm" svg:x="21.4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48" draw:style-name="gr29" draw:text-style-name="P9" draw:layer="layout" svg:width="2.185cm" svg:height="5.877cm" draw:transform="rotate (-1.5707963267949) translate (18.895cm 8.8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50" draw:style-name="gr39" draw:text-style-name="P13" draw:layer="layout" svg:width="2.834cm" svg:height="1.011cm" svg:x="8.863cm" svg:y="10.246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40" draw:text-style-name="P13" draw:layer="layout" svg:width="3.69cm" svg:height="1.011cm" svg:x="17.383cm" svg:y="5.661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3" draw:style-name="gr41" draw:text-style-name="P9" draw:layer="layout" svg:width="0.768cm" svg:height="5.478cm" draw:transform="rotate (-1.5707963267949) translate (21.024cm 12.60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コネクタ: カギ線 29" draw:style-name="gr41" draw:text-style-name="P9" draw:layer="layout" svg:width="0.634cm" svg:height="5.473cm" draw:transform="rotate (-1.5707963267949) translate (21.018cm 15.30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正方形/長方形 26" draw:style-name="gr42" draw:text-style-name="P21" draw:layer="layout" svg:width="0.678cm" svg:height="0.634cm" svg:x="20.421cm" svg:y="15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28" draw:style-name="gr43" draw:text-style-name="P9" draw:layer="layout" svg:width="0.001cm" svg:height="2.296cm" svg:x="20.74cm" svg:y="12.7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正方形/長方形 41" draw:style-name="gr42" draw:text-style-name="P21" draw:layer="layout" svg:width="0.678cm" svg:height="0.634cm" svg:x="20.99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5" draw:style-name="gr44" draw:text-style-name="P13" draw:layer="layout" svg:width="1.879cm" svg:height="1.011cm" svg:x="21.611cm" svg:y="12.741cm">
          <text:p text:style-name="P12"><text:span text:style-name="T3">X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7" draw:style-name="gr45" draw:text-style-name="P13" draw:layer="layout" svg:width="1.879cm" svg:height="1.011cm" svg:x="18.903cm" svg:y="14.384cm">
          <text:p text:style-name="P12"><text:span text:style-name="T3">X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49" draw:style-name="gr46" draw:text-style-name="P9" draw:layer="layout" svg:width="0.034cm" svg:height="2.361cm" svg:x="21.323cm" svg:y="13.4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n VSwitch bridge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Open vSwitch bridge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47" draw:text-style-name="P10" draw:layer="layout" svg:width="21.387cm" svg:height="7.033cm" svg:x="4cm" svg:y="9.9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307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9" draw:style-name="gr21" draw:text-style-name="P6" draw:layer="layout" svg:width="3.996cm" svg:height="1.929cm" svg:x="19.025cm" svg:y="13.3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正方形/長方形 10" draw:style-name="gr48" draw:text-style-name="P18" draw:layer="layout" svg:width="5.197cm" svg:height="2.125cm" svg:x="10.398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23" draw:text-style-name="P11" draw:layer="layout" svg:width="0.678cm" svg:height="0.619cm" svg:x="20.733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20.711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21" draw:text-style-name="P6" draw:layer="layout" svg:width="0.678cm" svg:height="0.619cm" svg:x="20.684cm" svg:y="12.2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21.05cm" svg:y1="16.485cm" svg:x2="21.073cm" svg:y2="17.277cm">
          <text:p/>
        </draw:line>
        <draw:line draw:name="直線コネクタ 18" draw:style-name="gr4" draw:text-style-name="P9" draw:layer="layout" svg:x1="21.07cm" svg:y1="9.143cm" svg:x2="21.023cm" svg:y2="12.224cm">
          <text:p/>
        </draw:line>
        <draw:custom-shape draw:name="テキスト ボックス 32" draw:style-name="gr49" draw:text-style-name="P20" draw:layer="layout" svg:width="3.325cm" svg:height="1.775cm" svg:x="11.375cm" svg:y="6.89cm">
          <text:p text:style-name="P19"><text:span text:style-name="T3">Qemu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50" draw:text-style-name="P13" draw:layer="layout" svg:width="3.528cm" svg:height="1.011cm" svg:x="19.532cm" svg:y="7.237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5" draw:style-name="gr51" draw:text-style-name="P20" draw:layer="layout" svg:width="5.468cm" svg:height="1.775cm" svg:x="18.332cm" svg:y="13.395cm">
          <text:p text:style-name="P19"><text:span text:style-name="T3">openvswitch</text:span></text:p>
          <text:p text:style-name="P19"><text:span text:style-name="T3">(flow table</text:span><text:span text:style-name="T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52" draw:text-style-name="P13" draw:layer="layout" svg:width="1.879cm" svg:height="1.011cm" svg:x="21.403cm" svg:y="12.042cm">
          <text:p text:style-name="P12"><text:span text:style-name="T3">t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53" draw:text-style-name="P13" draw:layer="layout" svg:width="2.923cm" svg:height="1.011cm" svg:x="21.4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48" draw:style-name="gr29" draw:text-style-name="P9" draw:layer="layout" svg:width="2.185cm" svg:height="5.905cm" draw:transform="rotate (-1.5707963267949) translate (18.895cm 8.8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50" draw:style-name="gr54" draw:text-style-name="P13" draw:layer="layout" svg:width="2.834cm" svg:height="1.011cm" svg:x="4.163cm" svg:y="10.14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55" draw:text-style-name="P13" draw:layer="layout" svg:width="3.69cm" svg:height="1.011cm" svg:x="17.383cm" svg:y="5.662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56" draw:style-name="gr4" draw:text-style-name="P9" draw:layer="layout" svg:x1="21.023cm" svg:y1="12.845cm" svg:x2="21.023cm" svg:y2="13.378cm">
          <text:p/>
        </draw:line>
        <draw:line draw:name="直線コネクタ 60" draw:style-name="gr4" draw:text-style-name="P9" draw:layer="layout" svg:x1="21.023cm" svg:y1="15.309cm" svg:x2="21.05cm" svg:y2="15.865cm">
          <text:p/>
        </draw:line>
        <draw:custom-shape draw:name="正方形/長方形 38" draw:style-name="gr56" draw:text-style-name="P18" draw:layer="layout" svg:width="5.197cm" svg:height="3.335cm" svg:x="4.506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9" draw:style-name="gr57" draw:text-style-name="P20" draw:layer="layout" svg:width="5.079cm" svg:height="1.775cm" svg:x="4.521cm" svg:y="5.572cm">
          <text:p text:style-name="P19"><text:span text:style-name="T3">OVS-vswitchd</text:span></text:p>
          <text:p text:style-name="P19"><text:span text:style-name="T3">dae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23" draw:style-name="gr58" draw:text-style-name="P9" draw:layer="layout" svg:width="5.663cm" svg:height="12.177cm" draw:transform="rotate (-1.5707963267949) translate (18.997cm 8.837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テキスト ボックス 33" draw:style-name="gr59" draw:text-style-name="P13" draw:layer="layout" svg:width="4.397cm" svg:height="1.011cm" svg:x="19.165cm" svg:y="10.524cm">
          <text:p text:style-name="P12"><text:span text:style-name="T3">vhost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cvtap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Macvtap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19" draw:text-style-name="P10" draw:layer="layout" svg:width="15.948cm" svg:height="7.033cm" svg:x="8.89cm" svg:y="10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307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" draw:style-name="gr48" draw:text-style-name="P18" draw:layer="layout" svg:width="5.197cm" svg:height="2.125cm" svg:x="10.426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23" draw:text-style-name="P11" draw:layer="layout" svg:width="0.678cm" svg:height="0.619cm" svg:x="19.662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19.639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21" draw:text-style-name="P6" draw:layer="layout" svg:width="0.678cm" svg:height="0.619cm" svg:x="20.677cm" svg:y="12.2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19.978cm" svg:y1="16.485cm" svg:x2="20.001cm" svg:y2="17.277cm">
          <text:p/>
        </draw:line>
        <draw:line draw:name="直線コネクタ 18" draw:style-name="gr4" draw:text-style-name="P9" draw:layer="layout" svg:x1="21.07cm" svg:y1="9.143cm" svg:x2="21.016cm" svg:y2="12.27cm">
          <text:p/>
        </draw:line>
        <draw:custom-shape draw:name="テキスト ボックス 32" draw:style-name="gr60" draw:text-style-name="P20" draw:layer="layout" svg:width="3.413cm" svg:height="1.775cm" svg:x="11.287cm" svg:y="6.933cm">
          <text:p text:style-name="P19"><text:span text:style-name="T3">Qemu</text:span></text:p>
          <text:p text:style-name="P19"><text:span text:style-name="T3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61" draw:text-style-name="P13" draw:layer="layout" svg:width="3.528cm" svg:height="1.011cm" svg:x="19.532cm" svg:y="7.237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62" draw:text-style-name="P13" draw:layer="layout" svg:width="3.721cm" svg:height="1.011cm" svg:x="21.403cm" svg:y="12.042cm">
          <text:p text:style-name="P12"><text:span text:style-name="T3">macvt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63" draw:text-style-name="P13" draw:layer="layout" svg:width="2.923cm" svg:height="1.011cm" svg:x="16.885cm" svg:y="16.016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48" draw:style-name="gr29" draw:text-style-name="P9" draw:layer="layout" svg:width="2.185cm" svg:height="5.877cm" draw:transform="rotate (-1.5707963267949) translate (18.895cm 8.8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50" draw:style-name="gr64" draw:text-style-name="P13" draw:layer="layout" svg:width="2.834cm" svg:height="1.011cm" svg:x="8.863cm" svg:y="10.06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65" draw:text-style-name="P13" draw:layer="layout" svg:width="3.69cm" svg:height="1.011cm" svg:x="17.38cm" svg:y="5.644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コネクタ: カギ線 16" draw:style-name="gr66" draw:text-style-name="P9" draw:layer="layout" svg:width="3.284cm" svg:height="0.681cm" draw:transform="rotate (-1.5707963267949) translate (21cm 12.89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テキスト ボックス 39" draw:style-name="gr67" draw:text-style-name="P13" draw:layer="layout" svg:width="5.545cm" svg:height="1.773cm" svg:x="20.872cm" svg:y="14.966cm">
          <text:p text:style-name="P12"><text:span text:style-name="T3">(another</text:span></text:p>
          <text:p text:style-name="P12"><text:span text:style-name="T3"><text:s/></text:span><text:span text:style-name="T3">MAC addr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40" draw:style-name="gr68" draw:text-style-name="P6" draw:layer="layout" svg:width="3.996cm" svg:height="1.558cm" svg:x="18.85cm" svg:y="13.4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テキスト ボックス 41" draw:style-name="gr69" draw:text-style-name="P13" draw:layer="layout" svg:width="4.12cm" svg:height="1.011cm" svg:x="19.252cm" svg:y="13.704cm">
          <text:p text:style-name="P12"><text:span text:style-name="T3">macv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テキスト ボックス 33" draw:style-name="gr70" draw:text-style-name="P13" draw:layer="layout" svg:width="4.399cm" svg:height="1.011cm" svg:x="19.128cm" svg:y="10.502cm">
          <text:p text:style-name="P12"><text:span text:style-name="T3">vhost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space Offload" draw:style-name="dp1" draw:master-page-name="タイトルのみ" presentation:presentation-page-layout-name="AL2T19">
        <draw:custom-shape draw:name="正方形/長方形 38" draw:style-name="gr71" draw:text-style-name="P18" draw:layer="layout" svg:width="5.197cm" svg:height="3.156cm" svg:x="11.25cm" svg:y="5.6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Userspace Offload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72" draw:text-style-name="P10" draw:layer="layout" svg:width="21.4cm" svg:height="7.033cm" svg:x="4cm" svg:y="9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73" draw:text-style-name="P5" draw:layer="layout" svg:width="7.058cm" svg:height="3.194cm" svg:x="17.414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" draw:style-name="gr74" draw:text-style-name="P18" draw:layer="layout" svg:width="5.197cm" svg:height="2.125cm" svg:x="4.829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6" draw:text-style-name="P11" draw:layer="layout" svg:width="0.678cm" svg:height="0.619cm" svg:x="13.498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3" draw:text-style-name="P6" draw:layer="layout" svg:width="0.678cm" svg:height="0.619cm" svg:x="13.475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75" draw:text-style-name="P21" draw:layer="layout" svg:width="0.678cm" svg:height="0.619cm" svg:x="13.664cm" svg:y="15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3" draw:text-style-name="P6" draw:layer="layout" svg:width="0.678cm" svg:height="0.619cm" svg:x="17.121cm" svg:y="7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13.815cm" svg:y1="16.485cm" svg:x2="13.837cm" svg:y2="17.277cm">
          <text:p/>
        </draw:line>
        <draw:custom-shape draw:name="テキスト ボックス 32" draw:style-name="gr76" draw:text-style-name="P13" draw:layer="layout" svg:width="3.174cm" svg:height="1.775cm" svg:x="5.926cm" svg:y="6.89cm">
          <text:p text:style-name="P12"><text:span text:style-name="T3">Qemu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77" draw:text-style-name="P13" draw:layer="layout" svg:width="3.528cm" svg:height="1.011cm" svg:x="17.814cm" svg:y="7.594cm">
          <text:p text:style-name="P12"><text:span text:style-name="T3">virtio-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6" draw:style-name="gr78" draw:text-style-name="P13" draw:layer="layout" svg:width="3.311cm" svg:height="1.011cm" svg:x="14.478cm" svg:y="14.882cm">
          <text:p text:style-name="P12"><text:span text:style-name="T3">AF_X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79" draw:text-style-name="P13" draw:layer="layout" svg:width="2.923cm" svg:height="1.011cm" svg:x="14.197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0" draw:style-name="gr80" draw:text-style-name="P13" draw:layer="layout" svg:width="2.834cm" svg:height="1.011cm" svg:x="4.073cm" svg:y="10.14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81" draw:text-style-name="P13" draw:layer="layout" svg:width="3.69cm" svg:height="1.011cm" svg:x="17.49cm" svg:y="5.642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56" draw:style-name="gr4" draw:text-style-name="P9" draw:layer="layout" svg:x1="13.848cm" svg:y1="8.836cm" svg:x2="13.815cm" svg:y2="15.865cm">
          <text:p/>
        </draw:line>
        <draw:custom-shape draw:name="テキスト ボックス 39" draw:style-name="gr82" draw:text-style-name="P13" draw:layer="layout" svg:width="5cm" svg:height="1.775cm" svg:x="11.5cm" svg:y="5.665cm">
          <text:p text:style-name="P12"><text:span text:style-name="T3">OVS-vswitchd</text:span></text:p>
          <text:p text:style-name="P12"><text:span text:style-name="T3">daem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線矢印コネクタ 24" draw:style-name="gr83" draw:text-style-name="P9" draw:layer="layout" svg:width="1.957cm" svg:height="0.001cm" svg:x="10.028cm" svg:y="8.104cm">
          <text:p/>
          <draw:enhanced-geometry draw:mirror-horizontal="false" draw:mirror-vertical="false" svg:viewBox="0 0 21600 21600" draw:type="mso-spt32" draw:enhanced-path="M 0 0 L 21600 21600 N"/>
        </draw:custom-shape>
        <draw:line draw:name="直線コネクタ 31" draw:style-name="gr4" draw:text-style-name="P9" draw:layer="layout" svg:x1="17.12cm" svg:y1="7.961cm" svg:x2="15.833cm" svg:y2="7.961cm">
          <text:p/>
        </draw:line>
        <draw:custom-shape draw:name="四角形: 角を丸くする 1" draw:style-name="gr84" draw:text-style-name="P6" draw:layer="layout" svg:width="3.996cm" svg:height="1.194cm" svg:x="12.004cm" svg:y="10.1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テキスト ボックス 45" draw:style-name="gr85" draw:text-style-name="P13" draw:layer="layout" svg:width="3.311cm" svg:height="1.011cm" svg:x="12.788cm" svg:y="10.225cm">
          <text:p text:style-name="P12"><text:span text:style-name="T3">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11" draw:style-name="gr84" draw:text-style-name="P6" draw:layer="layout" svg:width="3.996cm" svg:height="1.194cm" svg:x="11.985cm" svg:y="7.42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テキスト ボックス 33" draw:style-name="gr86" draw:text-style-name="P13" draw:layer="layout" svg:width="4.12cm" svg:height="1.011cm" svg:x="12.146cm" svg:y="7.555cm">
          <text:p text:style-name="P12"><text:span text:style-name="T3">vhost-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CI pass-through (SR-IOV VF)" draw:style-name="dp1" draw:master-page-name="タイトルのみ" presentation:presentation-page-layout-name="AL2T19">
        <draw:frame draw:name="タイトル 2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2">PCI pass-through (SR-IOV VF)</text:span></text:p>
          </draw:text-box>
        </draw:frame>
        <draw:line draw:name="直線コネクタ 6" draw:style-name="gr4" draw:text-style-name="P9" draw:layer="layout" svg:x1="4.873cm" svg:y1="17.543cm" svg:x2="26.64cm" svg:y2="17.544cm">
          <text:p/>
        </draw:line>
        <draw:custom-shape draw:name="正方形/長方形 7" draw:style-name="gr19" draw:text-style-name="P10" draw:layer="layout" svg:width="15.948cm" svg:height="7.033cm" svg:x="8.89cm" svg:y="10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20" draw:text-style-name="P5" draw:layer="layout" svg:width="7.058cm" svg:height="3.194cm" svg:x="17.307cm" svg:y="5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" draw:style-name="gr48" draw:text-style-name="P18" draw:layer="layout" svg:width="5.197cm" svg:height="2.125cm" svg:x="10.426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23" draw:text-style-name="P11" draw:layer="layout" svg:width="0.678cm" svg:height="0.619cm" svg:x="20.133cm" svg:y="17.2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21" draw:text-style-name="P6" draw:layer="layout" svg:width="0.678cm" svg:height="0.619cm" svg:x="20.111cm" svg:y="15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21" draw:text-style-name="P6" draw:layer="layout" svg:width="0.678cm" svg:height="0.619cm" svg:x="20.73cm" svg:y="8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7" draw:style-name="gr4" draw:text-style-name="P9" draw:layer="layout" svg:x1="20.45cm" svg:y1="16.485cm" svg:x2="20.473cm" svg:y2="17.277cm">
          <text:p/>
        </draw:line>
        <draw:line draw:name="直線コネクタ 18" draw:style-name="gr4" draw:text-style-name="P9" draw:layer="layout" svg:x1="21.07cm" svg:y1="9.143cm" svg:x2="21.05cm" svg:y2="15.865cm">
          <text:p/>
        </draw:line>
        <draw:custom-shape draw:name="テキスト ボックス 32" draw:style-name="gr87" draw:text-style-name="P20" draw:layer="layout" svg:width="3.413cm" svg:height="1.775cm" svg:x="11.287cm" svg:y="6.919cm">
          <text:p text:style-name="P19"><text:span text:style-name="T3">Qemu</text:span></text:p>
          <text:p text:style-name="P19"><text:span text:style-name="T3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4" draw:style-name="gr88" draw:text-style-name="P13" draw:layer="layout" svg:width="3.968cm" svg:height="1.013cm" svg:x="19.832cm" svg:y="7.437cm">
          <text:p text:style-name="P12"><text:span text:style-name="T3">enp0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7" draw:style-name="gr89" draw:text-style-name="P13" draw:layer="layout" svg:width="2.923cm" svg:height="1.011cm" svg:x="17.332cm" svg:y="15.944cm">
          <text:p text:style-name="P12"><text:span text:style-name="T3">enp1s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0" draw:style-name="gr90" draw:text-style-name="P13" draw:layer="layout" svg:width="2.834cm" svg:height="1.011cm" svg:x="8.863cm" svg:y="10.179cm">
          <text:p text:style-name="P12"><text:span text:style-name="T3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1" draw:style-name="gr91" draw:text-style-name="P13" draw:layer="layout" svg:width="3.69cm" svg:height="1.011cm" svg:x="17.383cm" svg:y="5.642cm">
          <text:p text:style-name="P12"><text:span text:style-name="T3">Guest 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" draw:style-name="gr3" draw:text-style-name="P6" draw:layer="layout" svg:width="0.678cm" svg:height="0.619cm" svg:x="20.711cm" svg:y="15.6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" draw:style-name="gr3" draw:text-style-name="P6" draw:layer="layout" svg:width="0.678cm" svg:height="0.619cm" svg:x="21.211cm" svg:y="15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92" draw:text-style-name="P13" draw:layer="layout" svg:width="4.168cm" svg:height="1.775cm" svg:x="21.832cm" svg:y="15.344cm">
          <text:p text:style-name="P12"><text:span text:style-name="T3">(virtual</text:span></text:p>
          <text:p text:style-name="P12"><text:span text:style-name="T3"><text:s/></text:span><text:span text:style-name="T3">fun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四角形: 角を丸くする 11" draw:style-name="gr21" draw:text-style-name="P6" draw:layer="layout" svg:width="3.996cm" svg:height="1.194cm" svg:x="18.903cm" svg:y="10.43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テキスト ボックス 33" draw:style-name="gr93" draw:text-style-name="P13" draw:layer="layout" svg:width="4.12cm" svg:height="1.011cm" svg:x="19.668cm" svg:y="10.512cm">
          <text:p text:style-name="P12"><text:span text:style-name="T3">vfio-p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  <style:font-face style:name="游ゴシック" svg:font-family="游ゴシック"/>
    <style:font-face style:name="游ゴシック Light" svg:font-family="'游ゴシック Light'"/>
    <style:font-face style:name="游ゴシック Light1" svg:font-family="'游ゴシック Light'" style:font-pitch="variable"/>
    <style:font-face style:name="游ゴシック1" svg:font-family="游ゴシック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1" fo:font-size="24pt" fo:language="en" fo:country="US" style:font-name-asian="Noto Serif CJK JP2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width="0.1cm" svg:stroke-color="#2a6099" draw:marker-start-width="0.35cm" draw:marker-end="Triangle" draw:marker-end-width="0.35cm" svg:stroke-linecap="butt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false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のみ-background" style:family="presentation">
      <style:graphic-properties draw:stroke="none" draw:fill="solid" draw:fill-color="#ffffff"/>
      <style:text-properties style:letter-kerning="true"/>
    </style:style>
    <style:style style:name="タイトルの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の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のみ-outline1" style:family="presentation">
      <style:graphic-properties draw:stroke="none" draw:fill="none" draw:auto-grow-height="false" draw:fit-to-size="false" style:shrink-to-fit="true">
        <text:list-style style:name="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28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のみ-outline2" style:family="presentation" style:parent-style-name="タイトルのみ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のみ-outline3" style:family="presentation" style:parent-style-name="タイトルのみ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のみ-outline4" style:family="presentation" style:parent-style-name="タイトルのみ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游ゴシック" fo:font-family="游ゴシック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タイトルのみ-outline5" style:family="presentation" style:parent-style-name="タイトルのみ-outline4">
      <style:paragraph-properties fo:margin-top="0.1cm" fo:margin-bottom="0cm"/>
      <style:text-properties fo:font-size="20pt" style:font-size-asian="20pt" style:font-size-complex="20pt"/>
    </style:style>
    <style:style style:name="タイトルのみ-outline6" style:family="presentation" style:parent-style-name="タイトルのみ-outline5">
      <style:paragraph-properties fo:margin-top="0.1cm" fo:margin-bottom="0cm"/>
      <style:text-properties fo:font-size="20pt" style:font-size-asian="20pt" style:font-size-complex="20pt"/>
    </style:style>
    <style:style style:name="タイトルのみ-outline7" style:family="presentation" style:parent-style-name="タイトルのみ-outline6">
      <style:paragraph-properties fo:margin-top="0.1cm" fo:margin-bottom="0cm"/>
      <style:text-properties fo:font-size="20pt" style:font-size-asian="20pt" style:font-size-complex="20pt"/>
    </style:style>
    <style:style style:name="タイトルのみ-outline8" style:family="presentation" style:parent-style-name="タイトルのみ-outline7">
      <style:paragraph-properties fo:margin-top="0.1cm" fo:margin-bottom="0cm"/>
      <style:text-properties fo:font-size="20pt" style:font-size-asian="20pt" style:font-size-complex="20pt"/>
    </style:style>
    <style:style style:name="タイトルのみ-outline9" style:family="presentation" style:parent-style-name="タイトルのみ-outline8">
      <style:paragraph-properties fo:margin-top="0.1cm" fo:margin-bottom="0cm"/>
      <style:text-properties fo:font-size="20pt" style:font-size-asian="20pt" style:font-size-complex="20pt"/>
    </style:style>
    <style:style style:name="タイトルのみ-subtitle" style:family="presentation">
      <style:graphic-properties draw:stroke="none" draw:fill="none" draw:textarea-vertical-align="middle">
        <text:list-style style:name="タイトルの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のみ-title" style:family="presentation">
      <style:graphic-properties draw:stroke="none" draw:fill="none" draw:textarea-vertical-align="middle">
        <text:list-style style:name="タイトルの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游ゴシック" fo:font-family="游ゴシック" fo:font-size="18pt" fo:letter-spacing="normal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タイトル_20_スライド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タイトルのみ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タイトルのみ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タイトルのみ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タイトルのみ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游ゴシック Light" fo:font-size="60pt" fo:letter-spacing="normal" fo:font-style="normal" style:text-underline-style="none" fo:font-weight="normal" fo:background-color="transparent" style:font-size-asian="60pt" style:language-asian="ja" style:country-asian="JP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游ゴシック" fo:font-size="12pt" fo:letter-spacing="normal" fo:font-style="normal" style:text-underline-style="none" fo:font-weight="normal" fo:background-color="transparent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游ゴシック Light" fo:font-size="44pt" fo:letter-spacing="normal" fo:font-style="normal" style:text-underline-style="none" fo:font-weight="normal" fo:background-color="transparent" style:font-size-asian="44pt" style:language-asian="ja" style:country-asian="JP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番号&gt;</text:page-number></text:span></text:p>
        </draw:text-box>
      </draw:frame>
      <draw:frame presentation:style-name="タイトル_20_スライド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9.798cm" svg:height="11.136cm" svg:x="0.6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のみ" style:page-layout-name="PM1" draw:style-name="Mdp1">
      <draw:frame draw:name="タイトル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マスター タイトルの書式設定</text:span></text:p>
        </draw:text-box>
      </draw:frame>
      <draw:frame draw:name="日付プレースホルダー 2" presentation:style-name="Mpr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フッター プレースホルダー 3" presentation:style-name="Mpr6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スライド番号プレースホルダー 4" presentation:style-name="Mpr6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番号&gt;</text:page-number></text:span></text:p>
        </draw:text-box>
      </draw:frame>
      <draw:frame presentation:style-name="タイトルのみ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タイトルのみ-title" draw:layer="backgroundobjects" svg:width="19.798cm" svg:height="11.136cm" svg:x="0.6cm" svg:y="2.257cm" presentation:class="page"/>
        <draw:frame presentation:style-name="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igures for Blog articles</dc:title>
    <meta:initial-creator>Akashi, Takahiro/明石 孝祐</meta:initial-creator>
    <meta:editing-cycles>11</meta:editing-cycles>
    <meta:creation-date>2022-10-14T01:00:48</meta:creation-date>
    <dc:date>2022-10-23T00:40:19.945884375</dc:date>
    <meta:editing-duration>PT14H33M48S</meta:editing-duration>
    <meta:generator>LibreOffice/7.3.6.2$Linux_X86_64 LibreOffice_project/30$Build-2</meta:generator>
    <meta:document-statistic meta:object-count="231"/>
    <meta:user-defined meta:name="AppVersion">16.0000</meta:user-defined>
    <meta:user-defined meta:name="PresentationFormat">ワイド画面</meta:user-defined>
    <meta:user-defined meta:name="Slides" meta:value-type="float">7</meta:user-defined>
  </office:meta>
</office:document-meta>
</file>